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50938a" draw:fill-gradient-name="Gradient_20_2" draw:gradient-step-count="0" draw:textarea-horizontal-align="justify" draw:textarea-vertical-align="middle" draw:auto-grow-height="false" fo:min-height="2.163cm" fo:min-width="6.38cm" draw:shadow="visible" draw:shadow-offset-x="0.203cm" draw:shadow-offset-y="0.203cm"/>
      <style:paragraph-properties style:writing-mode="lr-tb"/>
    </style:style>
    <style:style style:name="gr2" style:family="graphic" style:parent-style-name="standard">
      <style:graphic-properties draw:fill="gradient" draw:fill-color="#729fcf" draw:fill-gradient-name="Green_20_Grass" draw:gradient-step-count="0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3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23cm" fo:min-width="2.927cm"/>
      <style:paragraph-properties style:writing-mode="lr-tb"/>
    </style:style>
    <style:style style:name="gr5" style:family="graphic" style:parent-style-name="standard">
      <style:graphic-properties svg:stroke-width="0cm" draw:fill="gradient" draw:fill-color="#729fcf" draw:fill-gradient-name="London_20_Mist" draw:gradient-step-count="0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7" style:family="graphic" style:parent-style-name="standard">
      <style:graphic-properties svg:stroke-width="0.102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9" style:family="graphic" style:parent-style-name="standard">
      <style:graphic-properties draw:fill="gradient" draw:fill-color="#729fcf" draw:fill-gradient-name="Pastel_20_Bouquet" draw:gradient-step-count="0" draw:textarea-horizontal-align="justify" draw:textarea-vertical-align="middle" draw:auto-grow-height="false" fo:min-height="2.29cm" fo:min-width="6.611cm" draw:shadow="visible" draw:shadow-offset-x="0.203cm" draw:shadow-offset-y="0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" style:family="graphic" style:parent-style-name="standard">
      <style:graphic-properties draw:stroke="dash" draw:stroke-dash="Dash" svg:stroke-width="0.102cm" svg:stroke-color="#3465a4" draw:marker-start-width="0.352cm" draw:marker-end-width="0.352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gradient" draw:fill-color="#729fcf" draw:fill-gradient-name="Gradient_20_4" draw:gradient-step-count="64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14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1.274cm" fo:min-width="1.278cm" draw:shadow="visible" draw:shadow-offset-x="0.203cm" draw:shadow-offset-y="0.203cm"/>
      <style:paragraph-properties style:writing-mode="lr-tb"/>
    </style:style>
    <style:style style:name="gr15" style:family="graphic" style:parent-style-name="standard">
      <style:graphic-properties draw:fill="gradient" draw:fill-color="#729fcf" draw:fill-gradient-name="Green_20_Grass" draw:gradient-step-count="0" draw:textarea-horizontal-align="justify" draw:textarea-vertical-align="middle" draw:auto-grow-height="false" fo:min-height="1.274cm" fo:min-width="8.032cm" draw:shadow="visible" draw:shadow-offset-x="0.203cm" draw:shadow-offset-y="0.2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gradient" draw:fill-color="#50938a" draw:fill-gradient-name="Gradient_20_2" draw:gradient-step-count="0"/>
      <style:paragraph-properties fo:text-align="center" style:writing-mode="lr-tb"/>
    </style:style>
    <style:style style:name="P3" style:family="paragraph">
      <loext:graphic-properties draw:fill="gradient" draw:fill-color="#729fcf" draw:fill-gradient-name="Green_20_Grass" draw:gradient-step-count="0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gradient" draw:fill-color="#729fcf" draw:fill-gradient-name="London_20_Mist" draw:gradient-step-count="0"/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P9" style:family="paragraph">
      <loext:graphic-properties draw:fill="gradient" draw:fill-color="#729fcf" draw:fill-gradient-name="Pastel_20_Bouquet" draw:gradient-step-count="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gradient" draw:fill-color="#729fcf" draw:fill-gradient-name="Gradient_20_4" draw:gradient-step-count="64"/>
      <style:paragraph-properties fo:text-align="center" style:writing-mode="lr-tb"/>
    </style:style>
    <style:style style:name="P12" style:family="paragraph">
      <loext:graphic-properties draw:fill="gradient" draw:fill-color="#729fcf" draw:fill-gradient-name="Gradient_20_3" draw:gradient-step-count="0"/>
      <style:paragraph-properties fo:text-align="center" style:writing-mode="lr-tb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88cm" svg:height="2.413cm" svg:x="4.089cm" svg:y="0.684cm">
          <text:p text:style-name="P1">CPU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778cm" svg:height="1.524cm" svg:x="3.419cm" svg:y="9.203cm">
          <text:p text:style-name="P1">RO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16cm" svg:x1="4.308cm" svg:y1="9.203cm" svg:x2="7.64cm" svg:y2="6.98cm" draw:start-shape="id1" draw:start-glue-point="0" draw:end-shape="id2" svg:d="M4308 9203v-894h3332v-1329" svg:viewBox="0 0 3333 2224">
          <text:p/>
        </draw:connector>
        <draw:frame draw:style-name="gr4" draw:text-style-name="P5" draw:layer="layout" svg:width="3.427cm" svg:height="1.673cm" svg:x="0.497cm" svg:y="0.945cm">
          <draw:text-box>
            <text:p>Instruction</text:p>
            <text:p>Bus</text:p>
          </draw:text-box>
        </draw:frame>
        <draw:custom-shape draw:style-name="gr5" draw:text-style-name="P6" xml:id="id5" draw:id="id5" draw:layer="layout" svg:width="1.778cm" svg:height="1.524cm" svg:x="6.799cm" svg:y="10.957cm">
          <text:p text:style-name="P1">P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1.778cm" svg:height="1.524cm" svg:x="10.033cm" svg:y="10.984cm">
          <text:p text:style-name="P1">P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1.778cm" svg:height="1.524cm" svg:x="13.399cm" svg:y="10.957cm">
          <text:p text:style-name="P1">P<text:span text:style-name="T1">n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35cm" svg:height="0.962cm" svg:x="12.179cm" svg:y="11.105cm">
          <draw:text-box>
            <text:p>...</text:p>
          </draw:text-box>
        </draw:frame>
        <draw:connector draw:style-name="gr7" draw:text-style-name="P4" draw:layer="layout" svg:x1="10.925cm" svg:y1="8.789cm" svg:x2="9.409cm" svg:y2="6.914cm" draw:start-shape="id3" draw:start-glue-point="0" draw:end-shape="id2" draw:end-glue-point="9" svg:d="M10925 8789v-803h-1516v-1072" svg:viewBox="0 0 1517 1876">
          <text:p/>
        </draw:connector>
        <draw:frame draw:style-name="gr8" draw:text-style-name="P8" draw:layer="layout" svg:width="2.157cm" svg:height="1.673cm" svg:x="11.587cm" svg:y="0.986cm">
          <draw:text-box>
            <text:p text:style-name="P7">Data</text:p>
            <text:p text:style-name="P7">Bus</text:p>
          </draw:text-box>
        </draw:frame>
        <draw:custom-shape draw:style-name="gr9" draw:text-style-name="P9" xml:id="id2" draw:id="id2" draw:layer="layout" svg:width="7.111cm" svg:height="2.54cm" svg:x="4.085cm" svg:y="4.44cm">
          <draw:glue-point draw:id="4" svg:x="-2.79cm" svg:y="-5.003cm"/>
          <draw:glue-point draw:id="5" svg:x="2.489cm" svg:y="-5.003cm"/>
          <draw:glue-point draw:id="6" svg:x="5cm" svg:y="-2.287cm"/>
          <draw:glue-point draw:id="7" svg:x="5cm" svg:y="2.137cm"/>
          <draw:glue-point draw:id="8" svg:x="-2.37cm" svg:y="5.066cm"/>
          <draw:glue-point draw:id="9" svg:x="2.489cm" svg:y="4.744cm"/>
          <text:p text:style-name="P1">AXI Interconnec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69cm" svg:y1="1.89cm" svg:x2="9.409cm" svg:y2="4.44cm" draw:start-shape="id4" draw:start-glue-point="1" draw:end-shape="id2" draw:end-glue-point="5" svg:d="M10969 1890h704v1980h-2264v570" svg:viewBox="0 0 2265 2551">
          <text:p/>
        </draw:connector>
        <draw:frame draw:style-name="gr10" draw:text-style-name="P10" draw:layer="layout" svg:width="0.786cm" svg:height="0.725cm" svg:x="10.405cm" svg:y="5.878cm">
          <draw:text-box>
            <text:p><text:span text:style-name="T2">S</text:span></text:p>
          </draw:text-box>
        </draw:frame>
        <draw:frame draw:style-name="gr11" draw:text-style-name="P10" draw:layer="layout" svg:width="0.853cm" svg:height="0.725cm" svg:x="7.212cm" svg:y="6.432cm">
          <draw:text-box>
            <text:p><text:span text:style-name="T2">M</text:span></text:p>
          </draw:text-box>
        </draw:frame>
        <draw:connector draw:style-name="gr12" draw:text-style-name="P4" draw:layer="layout" draw:line-skew="1.262cm 5.397cm" svg:x1="7.688cm" svg:y1="12.481cm" svg:x2="11.195cm" svg:y2="5.13cm" draw:start-shape="id5" draw:start-glue-point="2" draw:end-shape="id2" draw:end-glue-point="6" svg:d="M7688 12481v1966h9608v-9317h-6101" svg:viewBox="0 0 9609 9318">
          <text:p/>
        </draw:connector>
        <draw:connector draw:style-name="gr12" draw:text-style-name="P4" draw:layer="layout" draw:line-skew="0.11cm 3.386cm" svg:x1="14.288cm" svg:y1="12.481cm" svg:x2="11.195cm" svg:y2="6.252cm" draw:start-shape="id6" draw:start-glue-point="2" draw:end-shape="id2" draw:end-glue-point="7" svg:d="M14288 12481v814h1497v-7043h-4590" svg:viewBox="0 0 4591 7044">
          <text:p/>
        </draw:connector>
        <draw:connector draw:style-name="gr12" draw:text-style-name="P4" draw:layer="layout" draw:line-skew="0.647cm 4.23cm" svg:x1="10.922cm" svg:y1="12.508cm" svg:x2="11.196cm" svg:y2="5.71cm" draw:start-shape="id7" draw:start-glue-point="2" draw:end-shape="id2" draw:end-glue-point="1" svg:d="M10922 12508v1351h5823v-8149h-5549" svg:viewBox="0 0 5824 8150">
          <text:p/>
        </draw:connector>
        <draw:custom-shape draw:style-name="gr13" draw:text-style-name="P11" draw:layer="layout" svg:width="1.778cm" svg:height="1.524cm" svg:x="4.297cm" svg:y="1.121cm">
          <text:p text:style-name="P1">I$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778cm" svg:height="1.524cm" svg:x="8.997cm" svg:y="1.121cm">
          <text:p text:style-name="P1">D$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.778cm" svg:height="1.524cm" svg:x="0.621cm" svg:y="9.205cm">
          <text:p text:style-name="P1">RA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089cm" svg:y1="1.89cm" svg:x2="5.657cm" svg:y2="4.44cm" draw:start-shape="id4" draw:start-glue-point="3" draw:end-shape="id2" draw:end-glue-point="4" svg:d="M4089 1890h-501v1980h2069v570" svg:viewBox="0 0 2070 2551">
          <text:p/>
        </draw:connector>
        <draw:connector draw:style-name="gr3" draw:text-style-name="P4" draw:layer="layout" draw:line-skew="-0.262cm" svg:x1="1.51cm" svg:y1="9.205cm" svg:x2="5.955cm" svg:y2="6.98cm" draw:start-shape="id8" draw:start-glue-point="0" draw:end-shape="id2" draw:end-glue-point="8" svg:d="M1510 9205v-1273h4445v-952" svg:viewBox="0 0 4446 2226">
          <text:p/>
        </draw:connector>
        <draw:custom-shape draw:style-name="gr15" draw:text-style-name="P3" xml:id="id3" draw:id="id3" draw:layer="layout" svg:width="8.532cm" svg:height="1.524cm" svg:x="6.659cm" svg:y="8.789cm">
          <draw:glue-point draw:id="4" svg:x="2.584cm" svg:y="4.947cm"/>
          <draw:glue-point draw:id="5" svg:x="-2.318cm" svg:y="4.835cm"/>
          <text:p text:style-name="P1">AXI2IOb Bridg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48cm" svg:y1="10.287cm" svg:x2="7.688cm" svg:y2="10.957cm" draw:start-shape="id3" draw:start-glue-point="5" draw:end-shape="id5" draw:end-glue-point="0" svg:d="M8948 10287v450h-1260v220" svg:viewBox="0 0 1261 671">
          <text:p/>
        </draw:connector>
        <draw:connector draw:style-name="gr3" draw:text-style-name="P4" draw:layer="layout" svg:x1="10.922cm" svg:y1="10.984cm" svg:x2="10.925cm" svg:y2="10.313cm" draw:start-shape="id7" draw:start-glue-point="0" draw:end-shape="id3" draw:end-glue-point="2" svg:d="M10922 10984v-234h3v-437" svg:viewBox="0 0 4 672">
          <text:p/>
        </draw:connector>
        <draw:connector draw:style-name="gr7" draw:text-style-name="P4" draw:layer="layout" svg:x1="14.288cm" svg:y1="10.957cm" svg:x2="13.129cm" svg:y2="10.304cm" draw:start-shape="id6" draw:start-glue-point="0" draw:end-shape="id3" draw:end-glue-point="4" svg:d="M14288 10957v-220h-1159v-433" svg:viewBox="0 0 1160 654">
          <text:p/>
        </draw:connector>
        <draw:frame draw:style-name="gr10" draw:text-style-name="P10" draw:layer="layout" svg:width="0.786cm" svg:height="0.725cm" svg:x="10.423cm" svg:y="5.339cm">
          <draw:text-box>
            <text:p><text:span text:style-name="T2">S</text:span></text:p>
          </draw:text-box>
        </draw:frame>
        <draw:frame draw:style-name="gr10" draw:text-style-name="P10" draw:layer="layout" svg:width="0.786cm" svg:height="0.725cm" svg:x="10.459cm" svg:y="4.799cm">
          <draw:text-box>
            <text:p><text:span text:style-name="T2">S</text:span></text:p>
          </draw:text-box>
        </draw:frame>
        <draw:frame draw:style-name="gr10" draw:text-style-name="P10" draw:layer="layout" svg:width="0.786cm" svg:height="0.725cm" svg:x="9.037cm" svg:y="4.403cm">
          <draw:text-box>
            <text:p><text:span text:style-name="T2">S</text:span></text:p>
          </draw:text-box>
        </draw:frame>
        <draw:frame draw:style-name="gr10" draw:text-style-name="P10" draw:layer="layout" svg:width="0.786cm" svg:height="0.725cm" svg:x="5.275cm" svg:y="4.439cm">
          <draw:text-box>
            <text:p><text:span text:style-name="T2">S</text:span></text:p>
          </draw:text-box>
        </draw:frame>
        <draw:frame draw:style-name="gr11" draw:text-style-name="P10" draw:layer="layout" svg:width="0.853cm" svg:height="0.725cm" svg:x="5.513cm" svg:y="6.433cm">
          <draw:text-box>
            <text:p><text:span text:style-name="T2">M</text:span></text:p>
          </draw:text-box>
        </draw:frame>
        <draw:frame draw:style-name="gr11" draw:text-style-name="P10" draw:layer="layout" svg:width="0.853cm" svg:height="0.725cm" svg:x="9.013cm" svg:y="6.433cm">
          <draw:text-box>
            <text:p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50938a" draw:end-color="#b4c7dc" draw:start-intensity="100%" draw:end-intensity="100%" draw:angle="30deg" draw:border="0%"/>
    <draw:gradient draw:name="Gradient_20_3" draw:display-name="Gradient 3" draw:style="ellipsoid" draw:cx="50%" draw:cy="50%" draw:start-color="#81d41a" draw:end-color="#ccf4c6" draw:start-intensity="100%" draw:end-intensity="100%" draw:angle="0deg" draw:border="15%"/>
    <draw:gradient draw:name="Gradient_20_4" draw:display-name="Gradient 4" draw:style="square" draw:cx="70%" draw:cy="60%" draw:start-color="#81d41a" draw:end-color="#ccf4c6" draw:start-intensity="100%" draw:end-intensity="100%" draw:angle="45deg" draw:border="72%"/>
    <draw:gradient draw:name="Green_20_Grass" draw:display-name="Green Grass" draw:style="linear" draw:start-color="#ffff00" draw:end-color="#81d41a" draw:start-intensity="100%" draw:end-intensity="100%" draw:angle="30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4-09-04T14:48:38.084592849</dc:date>
    <meta:editing-duration>PT14H56M11S</meta:editing-duration>
    <meta:editing-cycles>28</meta:editing-cycles>
    <meta:generator>LibreOffice/7.3.7.2$Linux_X86_64 LibreOffice_project/30$Build-2</meta:generator>
    <meta:document-statistic meta:object-count="32"/>
  </office:meta>
</office:document-meta>
</file>